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C000000FADE4FF9C29DAE02AE.png" manifest:media-type="image/png"/>
  <manifest:file-entry manifest:full-path="Pictures/100000000000012C000000A83208B47100B885AE.png" manifest:media-type="image/png"/>
  <manifest:file-entry manifest:full-path="Pictures/1000000000000201000000C5F3B13BBF00D7D5A5.png" manifest:media-type="image/png"/>
  <manifest:file-entry manifest:full-path="Pictures/10000000000004B0000001E1DB585AF3FFB9A044.png" manifest:media-type="image/png"/>
  <manifest:file-entry manifest:full-path="Pictures/10000000000001F4000000D0F1CA19B10C701D28.png" manifest:media-type="image/png"/>
  <manifest:file-entry manifest:full-path="Pictures/10000000000004B0000002A36EC001B1B4AB8D2F.png" manifest:media-type="image/png"/>
  <manifest:file-entry manifest:full-path="Pictures/1000000000000117000000B5C3CD765BD0FDFE98.png" manifest:media-type="image/png"/>
  <manifest:file-entry manifest:full-path="Pictures/100000000000017200000116977939E55F8643D0.png" manifest:media-type="image/png"/>
  <manifest:file-entry manifest:full-path="Pictures/1000000000000304000001B47DA001A24CDB12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cm" fo:min-width="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632cm" fo:min-width="14.58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458cm" fo:min-width="18.958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134cm" fo:min-width="24.38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496cm" fo:min-width="17.446cm"/>
    </style:style>
    <style:style style:name="gr6" style:family="graphic" style:parent-style-name="standard">
      <style:graphic-properties draw:stroke="solid" draw:stroke-dash="Dash_20_2" svg:stroke-width="0cm" draw:marker-start-width="0.2cm" draw:marker-end-width="0.2cm" draw:fill-color="#b3cac7" draw:textarea-horizontal-align="justify" draw:textarea-vertical-align="middle" draw:auto-grow-height="false" fo:min-height="2.006cm" fo:min-width="4.756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cm" draw:marker-start-width="0.2cm" draw:marker-end-width="0.2cm" draw:fill-color="#b3cac7" draw:textarea-horizontal-align="justify" draw:textarea-vertical-align="middle" draw:auto-grow-height="false" fo:min-height="2.006cm" fo:min-width="4.756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3.586cm" fo:min-width="18.8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9cm" fo:min-width="3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18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03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0.904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2.188cm" fo:min-width="7.738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428cm" fo:min-width="0.678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428cm" fo:min-width="1.678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754cm" fo:min-width="0cm"/>
    </style:style>
    <style:style style:name="gr1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0" style:family="graphic" style:parent-style-name="standard">
      <style:graphic-properties draw:fill-color="#b3cac7" draw:textarea-horizontal-align="justify" draw:textarea-vertical-align="middle" draw:auto-grow-height="false" fo:min-height="1.754cm" fo:min-width="0cm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428cm" fo:min-width="1.678cm"/>
      <style:paragraph-properties style:writing-mode="lr-tb"/>
    </style:style>
    <style:style style:name="gr22" style:family="graphic" style:parent-style-name="standard">
      <style:graphic-properties draw:stroke="solid" draw:stroke-dash="Long_20_Dash" svg:stroke-width="0cm" draw:marker-start-width="0.21cm" draw:marker-end-width="0.21cm" draw:fill-color="#b4c7dc" draw:textarea-horizontal-align="justify" draw:textarea-vertical-align="middle" draw:auto-grow-height="false" fo:min-height="0.428cm" fo:min-width="1.678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2.232cm" fo:min-width="11.982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428cm" fo:min-width="1.428cm"/>
      <style:paragraph-properties style:writing-mode="lr-tb"/>
    </style:style>
    <style:style style:name="gr25" style:family="graphic" style:parent-style-name="standard">
      <style:graphic-properties draw:stroke="solid" draw:stroke-dash="Dot" svg:stroke-width="0.05cm" draw:marker-start-width="0.28cm" draw:marker-end-width="0.28cm" draw:fill-color="#f6f9d4" draw:textarea-horizontal-align="justify" draw:textarea-vertical-align="middle" draw:auto-grow-height="false" fo:min-height="0.828cm" fo:min-width="1.578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draw:stroke-dash="Long_20_Dash" draw:fill-color="#b4c7dc" draw:textarea-horizontal-align="justify" draw:textarea-vertical-align="middle" draw:auto-grow-height="false" fo:min-height="0.428cm" fo:min-width="1.428cm"/>
      <style:paragraph-properties style:writing-mode="lr-tb"/>
    </style:style>
    <style:style style:name="gr27" style:family="graphic" style:parent-style-name="standard">
      <style:graphic-properties draw:stroke="solid" draw:stroke-dash="Dot" svg:stroke-width="0.05cm" draw:marker-start-width="0.28cm" draw:marker-end-width="0.28cm" draw:fill-color="#ffffff" draw:textarea-horizontal-align="justify" draw:textarea-vertical-align="middle" draw:auto-grow-height="false" fo:min-height="0.604cm" fo:min-width="1.104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solid" draw:stroke-dash="Dash_20_2" svg:stroke-width="0cm" draw:marker-start-width="0.2cm" draw:marker-end-width="0.2cm" draw:fill-color="#ffffff" draw:textarea-horizontal-align="justify" draw:textarea-vertical-align="middle" draw:auto-grow-height="false" fo:min-height="0.428cm" fo:min-width="1.428cm" fo:padding-top="0.125cm" fo:padding-bottom="0.125cm" fo:padding-left="0.25cm" fo:padding-right="0.25cm"/>
      <style:paragraph-properties style:writing-mode="lr-tb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754cm" fo:min-width="0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0.428cm" fo:min-width="0.98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draw:stroke-dash="Long_20_Dash" svg:stroke-width="0cm" svg:stroke-color="#3465a4" draw:marker-start-width="0.2cm" draw:marker-end-width="0.2cm" draw:fill-color="#afd095" draw:textarea-horizontal-align="justify" draw:textarea-vertical-align="middle" draw:auto-grow-height="false" fo:min-height="0.878cm" fo:min-width="2.378cm" fo:padding-top="0.125cm" fo:padding-bottom="0.1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draw:stroke-dash="Dot" svg:stroke-width="0cm" svg:stroke-color="#3465a4" draw:marker-start-width="0.2cm" draw:marker-end-width="0.2cm" draw:fill="solid" draw:fill-color="#f6f9d4" draw:textarea-horizontal-align="justify" draw:textarea-vertical-align="middle" draw:auto-grow-height="false" fo:min-height="0.878cm" fo:min-width="2.378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2.85cm" fo:min-width="6cm"/>
      <style:paragraph-properties style:writing-mode="lr-tb"/>
    </style:style>
    <style:style style:name="gr37" style:family="graphic" style:parent-style-name="standard">
      <style:graphic-properties draw:fill-color="#dee7e5" draw:textarea-horizontal-align="justify" draw:textarea-vertical-align="middle" draw:auto-grow-height="false" fo:min-height="0.654cm" fo:min-width="1.354cm"/>
      <style:paragraph-properties style:writing-mode="lr-tb"/>
    </style:style>
    <style:style style:name="gr38" style:family="graphic" style:parent-style-name="standard">
      <style:graphic-properties draw:fill-color="#dee7e5" draw:textarea-horizontal-align="justify" draw:textarea-vertical-align="middle" draw:auto-grow-height="false" fo:min-height="0.654cm" fo:min-width="0.904cm"/>
      <style:paragraph-properties style:writing-mode="lr-tb"/>
    </style:style>
    <style:style style:name="gr39" style:family="graphic" style:parent-style-name="standard">
      <style:graphic-properties draw:fill-color="#dee7e5" draw:textarea-horizontal-align="justify" draw:textarea-vertical-align="middle" draw:auto-grow-height="false" fo:min-height="0.654cm" fo:min-width="1.104cm"/>
      <style:paragraph-properties style:writing-mode="lr-tb"/>
    </style:style>
    <style:style style:name="gr40" style:family="graphic" style:parent-style-name="standard">
      <style:graphic-properties draw:fill-color="#f6f9d4" draw:textarea-horizontal-align="justify" draw:textarea-vertical-align="middle" draw:auto-grow-height="false" fo:min-height="2.9cm" fo:min-width="4.75cm"/>
      <style:paragraph-properties style:writing-mode="lr-tb"/>
    </style:style>
    <style:style style:name="gr41" style:family="graphic" style:parent-style-name="standard">
      <style:graphic-properties draw:fill-color="#dee7e5" draw:textarea-horizontal-align="justify" draw:textarea-vertical-align="middle" draw:auto-grow-height="false" fo:min-height="0.654cm" fo:min-width="1.404cm"/>
      <style:paragraph-properties style:writing-mode="lr-tb"/>
    </style:style>
    <style:style style:name="gr42" style:family="graphic" style:parent-style-name="standard">
      <style:graphic-properties draw:fill-color="#dee7e5" draw:textarea-horizontal-align="justify" draw:textarea-vertical-align="middle" draw:auto-grow-height="false" fo:min-height="0.654cm" fo:min-width="1.754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25cm" fo:min-width="5.25cm"/>
      <style:paragraph-properties style:writing-mode="lr-tb"/>
    </style:style>
    <style:style style:name="gr44" style:family="graphic" style:parent-style-name="standard">
      <style:graphic-properties draw:fill-color="#dee7e5" draw:textarea-horizontal-align="justify" draw:textarea-vertical-align="middle" draw:auto-grow-height="false" fo:min-height="0.654cm" fo:min-width="2.204cm"/>
      <style:paragraph-properties style:writing-mode="lr-tb"/>
    </style:style>
    <style:style style:name="gr45" style:family="graphic" style:parent-style-name="standard" style:list-style-name="L1">
      <style:graphic-properties draw:fill-color="#ffffff" draw:textarea-horizontal-align="justify" draw:textarea-vertical-align="middle" draw:auto-grow-height="false" fo:min-height="1cm" fo:min-width="5cm"/>
      <style:paragraph-properties style:writing-mode="lr-tb"/>
    </style:style>
    <style:style style:name="gr46" style:family="graphic" style:parent-style-name="standard" style:list-style-name="L1">
      <style:graphic-properties draw:fill-color="#b4c7dc" draw:textarea-horizontal-align="justify" draw:textarea-vertical-align="middle" draw:auto-grow-height="false" fo:min-height="2cm" fo:min-width="5cm"/>
      <style:paragraph-properties style:writing-mode="lr-tb"/>
    </style:style>
    <style:style style:name="gr47" style:family="graphic" style:parent-style-name="standard">
      <style:graphic-properties draw:fill-color="#dee7e5" draw:textarea-horizontal-align="justify" draw:textarea-vertical-align="middle" draw:auto-grow-height="false" fo:min-height="0.518cm" fo:min-width="1.668cm"/>
      <style:paragraph-properties style:writing-mode="lr-tb"/>
    </style:style>
    <style:style style:name="gr48" style:family="graphic" style:parent-style-name="standard">
      <style:graphic-properties draw:fill-color="#b3cac7" draw:textarea-horizontal-align="justify" draw:textarea-vertical-align="middle" draw:auto-grow-height="false" fo:min-height="2.354cm" fo:min-width="0cm"/>
    </style:style>
    <style:style style:name="gr49" style:family="graphic" style:parent-style-name="standard">
      <style:graphic-properties svg:stroke-color="#3465a4" draw:fill-color="#b4c7dc" draw:textarea-horizontal-align="justify" draw:textarea-vertical-align="middle" draw:auto-grow-height="false" fo:min-height="0.5cm" fo:min-width="4.398cm"/>
      <style:paragraph-properties style:writing-mode="lr-tb"/>
    </style:style>
    <style:style style:name="gr50" style:family="graphic" style:parent-style-name="standard">
      <style:graphic-properties draw:stroke-dash="Long_20_Dash" draw:fill-color="#b4c7dc" draw:textarea-horizontal-align="justify" draw:textarea-vertical-align="middle" draw:auto-grow-height="false" fo:min-height="0.878cm" fo:min-width="2.378cm"/>
      <style:paragraph-properties style:writing-mode="lr-tb"/>
    </style:style>
    <style:style style:name="gr51" style:family="graphic" style:parent-style-name="standard" style:list-style-name="L1">
      <style:graphic-properties draw:stroke-dash="Dot" draw:fill-color="#f6f9d4" draw:textarea-horizontal-align="justify" draw:textarea-vertical-align="middle" draw:auto-grow-height="false" fo:min-height="0.878cm" fo:min-width="2.378cm"/>
      <style:paragraph-properties style:writing-mode="lr-tb"/>
    </style:style>
    <style:style style:name="gr52" style:family="graphic" style:parent-style-name="standard">
      <style:graphic-properties svg:stroke-color="#3465a4" draw:fill-color="#ffffff" draw:textarea-horizontal-align="justify" draw:textarea-vertical-align="middle" draw:auto-grow-height="false" fo:min-height="0.5cm" fo:min-width="3.25cm"/>
      <style:paragraph-properties style:writing-mode="lr-tb"/>
    </style:style>
    <style:style style:name="gr53" style:family="graphic" style:parent-style-name="standard">
      <style:graphic-properties draw:stroke="solid" draw:stroke-dash="Dash_20_2" svg:stroke-width="0cm" draw:marker-start-width="0.2cm" draw:marker-end-width="0.2cm" draw:fill-color="#ffffff" draw:textarea-horizontal-align="justify" draw:textarea-vertical-align="middle" draw:auto-grow-height="false" fo:min-height="0.428cm" fo:min-width="1.678cm" fo:padding-top="0.125cm" fo:padding-bottom="0.125cm" fo:padding-left="0.25cm" fo:padding-right="0.25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loext:graphic-properties draw:fill-color="#b3cac7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cccccc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b3cac7"/>
      <style:paragraph-properties fo:text-align="center"/>
    </style:style>
    <style:style style:name="P14" style:family="paragraph">
      <loext:graphic-properties draw:fill-color="#b4c7dc"/>
      <style:paragraph-properties fo:text-align="center" style:writing-mode="lr-tb"/>
    </style:style>
    <style:style style:name="P15" style:family="paragraph">
      <loext:graphic-properties draw:fill-color="#f6f9d4"/>
      <style:paragraph-properties fo:text-align="center" style:writing-mode="lr-tb"/>
    </style:style>
    <style:style style:name="P16" style:family="paragraph">
      <loext:graphic-properties draw:fill-color="#ffffff"/>
      <style:paragraph-properties fo:text-align="center" style:writing-mode="lr-tb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afd095"/>
      <style:paragraph-properties fo:text-align="center" style:writing-mode="lr-tb"/>
    </style:style>
    <style:style style:name="P20" style:family="paragraph">
      <loext:graphic-properties draw:fill="solid" draw:fill-color="#f6f9d4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dee7e5"/>
      <style:paragraph-properties fo:text-align="center" style:writing-mode="lr-tb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26" style:family="paragraph">
      <loext:graphic-properties draw:fill-color="#b4c7d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-color="#b4c7dc"/>
      <style:paragraph-properties fo:margin-left="0cm" fo:margin-right="0cm" fo:text-align="center" fo:text-indent="0cm" style:writing-mode="lr-tb"/>
    </style:style>
    <style:style style:name="P30" style:family="paragraph">
      <loext:graphic-properties draw:fill-color="#f6f9d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3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Liberation Sans" fo:font-size="22pt" style:letter-kerning="true" style:font-name-asian="微软雅黑" style:font-size-asian="22pt" style:font-name-complex="Arial" style:font-size-complex="2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size-complex="18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5cm" svg:height="5.25cm" svg:x="1.5cm" svg:y="2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5cm" svg:height="4.3cm" svg:x="1.85cm" svg:y="2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9.75cm" svg:height="3cm" svg:x="4.85cm" svg:y="8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5.25cm" svg:height="3.75cm" svg:x="1.85cm" svg:y="14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8.35cm" svg:height="4.15cm" svg:x="8.6cm" svg:y="3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2.75cm" svg:x="13.4cm" svg:y="19cm">
          <text:p text:style-name="P5"><text:span text:style-name="T1">Curve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5cm" svg:height="2.5cm" svg:x="5.1cm" svg:y="25.15cm">
          <text:p text:style-name="P7">CurveBS</text:p>
          <text:p text:style-name="P7"/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9.75cm" svg:height="4.25cm" svg:x="4.9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75cm" svg:height="2.15cm" svg:x="10.35cm" svg:y="9.05cm">
          <text:p text:style-name="P7">Kubernetes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9cm" svg:height="2.25cm" svg:x="20.1cm" svg:y="9.05cm">
          <text:p text:style-name="P7">Baremetal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75cm" svg:height="2.25cm" svg:x="15.2cm" svg:y="9.05cm">
          <text:p text:style-name="P7">OpenStack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5.35cm" svg:y="26.55cm">
          <text:p text:style-name="P7"><text:span text:style-name="T3">NV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7.1cm" svg:y="26.55cm">
          <text:p text:style-name="P7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8.85cm" svg:y="26.55cm">
          <text:p text:style-name="P7"><text:span text:style-name="T3">H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8.5cm" svg:height="2.7cm" svg:x="4.85cm" svg:y="1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cm" svg:height="0.75cm" svg:x="10.35cm" svg:y="10.45cm">
          <text:p text:style-name="P7"><text:span text:style-name="T4">C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.25cm" svg:height="0.75cm" svg:x="11.85cm" svg:y="10.45cm">
          <text:p text:style-name="P7"><text:span text:style-name="T3">Host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5cm" svg:height="2.5cm" svg:x="14.35cm" svg:y="11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0.5cm" svg:height="2.5cm" svg:x="14.4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3.75cm" svg:height="1.75cm" svg:x="5.1cm" svg:y="9.05cm">
          <draw:text-box>
            <text:p>Compute Platform</text:p>
          </draw:text-box>
        </draw:frame>
        <draw:frame draw:style-name="gr18" draw:text-style-name="P12" draw:layer="layout" svg:width="4.5cm" svg:height="1.5cm" svg:x="1.85cm" svg:y="15.55cm">
          <draw:text-box>
            <text:p>Interface</text:p>
          </draw:text-box>
        </draw:frame>
        <draw:frame draw:style-name="gr19" draw:text-style-name="P12" draw:layer="layout" svg:width="2.75cm" svg:height="1.25cm" svg:x="4.9cm" svg:y="3.25cm">
          <draw:text-box>
            <text:p><text:span text:style-name="T5">APP</text:span></text:p>
          </draw:text-box>
        </draw:frame>
        <draw:frame draw:style-name="gr17" draw:text-style-name="P12" draw:layer="layout" svg:width="3.5cm" svg:height="1.75cm" svg:x="2.1cm" svg:y="25.25cm">
          <draw:text-box>
            <text:p>Block Storage</text:p>
          </draw:text-box>
        </draw:frame>
        <draw:frame draw:style-name="gr17" draw:text-style-name="P12" draw:layer="layout" svg:width="3.5cm" svg:height="1.75cm" svg:x="8.85cm" svg:y="32.05cm">
          <draw:text-box>
            <text:p>Object Storage</text:p>
          </draw:text-box>
        </draw:frame>
        <draw:frame draw:style-name="gr17" draw:text-style-name="P12" draw:layer="layout" svg:width="3.5cm" svg:height="1.75cm" svg:x="13.6cm" svg:y="19.55cm">
          <draw:text-box>
            <text:p>File Storage</text:p>
          </draw:text-box>
        </draw:frame>
        <draw:custom-shape draw:style-name="gr20" draw:text-style-name="P13" draw:layer="layout" svg:width="0.5cm" svg:height="2.25cm" svg:x="14.1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8.75cm" svg:x="25.75cm" svg:y="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1.75cm" svg:x="20.1cm" svg:y="1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4" draw:layer="layout" svg:width="2.25cm" svg:height="0.75cm" svg:x="8.1cm" svg:y="15.15cm">
          <text:p text:style-name="P7">N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25cm" svg:height="0.75cm" svg:x="10.6cm" svg:y="15.15cm">
          <text:p text:style-name="P7">iSCS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12.75cm" svg:height="2.75cm" svg:x="13.85cm" svg:y="14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25cm" svg:height="0.75cm" svg:x="5.5cm" svg:y="15.163cm">
          <text:p text:style-name="P7">C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cm" svg:height="0.75cm" svg:x="14.5cm" svg:y="14.85cm">
          <text:p text:style-name="P7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2.25cm" svg:height="1.25cm" svg:x="19.95cm" svg:y="15.25cm">
          <text:p text:style-name="P7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2cm" svg:height="0.75cm" svg:x="14.5cm" svg:y="15.75cm">
          <text:p text:style-name="P7">HD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1.75cm" svg:height="1cm" svg:x="23.65cm" svg:y="15.3cm">
          <text:p text:style-name="P7">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.25cm" svg:height="0.75cm" svg:x="17cm" svg:y="14.762cm">
          <text:p text:style-name="P5"><text:span text:style-name="T6">S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5cm" svg:height="7.7cm" svg:x="7.8cm" svg:y="1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2.25cm" svg:x="15.35cm" svg:y="28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0" draw:layer="layout" svg:width="1.553cm" svg:height="0.75cm" svg:x="15.347cm" svg:y="10.554cm">
          <text:p text:style-name="P7"><text:span text:style-name="T4">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1.553cm" svg:height="0.75cm" svg:x="17.2cm" svg:y="10.55cm">
          <text:p text:style-name="P7"><text:span text:style-name="T4">QEM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2" draw:layer="layout" svg:width="7.25cm" svg:height="2cm" svg:x="8.6cm" svg:y="29.05cm">
          <draw:text-box>
            <text:p>Passive/Active Data Lifecycle Management </text:p>
          </draw:text-box>
        </draw:frame>
        <draw:frame draw:style-name="gr32" draw:text-style-name="P12" draw:layer="layout" svg:width="5.55cm" svg:height="1.673cm" svg:x="10.2cm" svg:y="22.227cm">
          <draw:text-box>
            <text:p>Performance Turbo</text:p>
          </draw:text-box>
        </draw:frame>
        <draw:frame draw:style-name="gr32" draw:text-style-name="P12" draw:layer="layout" svg:width="2.75cm" svg:height="1.673cm" svg:x="23.5cm" svg:y="25.75cm">
          <draw:text-box>
            <text:p>Cost Priority</text:p>
          </draw:text-box>
        </draw:frame>
        <draw:frame draw:style-name="gr33" draw:text-style-name="P18" draw:layer="layout" svg:width="3.099cm" svg:height="1.75cm" svg:x="7.051cm" svg:y="4cm">
          <draw:image xlink:href="Pictures/1000000000000304000001B47DA001A24CDB12B6.png" xlink:type="simple" xlink:show="embed" xlink:actuate="onLoad" draw:mime-type="image/png">
            <text:p/>
          </draw:image>
        </draw:frame>
        <draw:frame draw:style-name="gr33" draw:text-style-name="P18" draw:layer="layout" svg:width="2.25cm" svg:height="1.69cm" svg:x="10.4cm" svg:y="4.01cm">
          <draw:image xlink:href="Pictures/100000000000017200000116977939E55F8643D0.png" xlink:type="simple" xlink:show="embed" xlink:actuate="onLoad" draw:mime-type="image/png">
            <text:p/>
          </draw:image>
        </draw:frame>
        <draw:frame draw:style-name="gr33" draw:text-style-name="P18" draw:layer="layout" svg:width="2.5cm" svg:height="1.622cm" svg:x="14.1cm" svg:y="4.078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18" draw:text-style-name="P12" draw:layer="layout" svg:width="4cm" svg:height="1.5cm" svg:x="21.4cm" svg:y="3cm">
          <draw:text-box>
            <text:p><text:span text:style-name="T7">And more</text:span></text:p>
          </draw:text-box>
        </draw:frame>
        <draw:frame draw:style-name="gr33" draw:text-style-name="P18" draw:layer="layout" svg:width="3cm" svg:height="1.688cm" svg:x="16.8cm" svg:y="4.059cm">
          <draw:image xlink:href="Pictures/10000000000004B0000002A36EC001B1B4AB8D2F.png" xlink:type="simple" xlink:show="embed" xlink:actuate="onLoad" draw:mime-type="image/png">
            <text:p/>
          </draw:image>
        </draw:frame>
        <draw:frame draw:style-name="gr33" draw:text-style-name="P18" draw:layer="layout" svg:width="3.846cm" svg:height="1.6cm" svg:x="19.95cm" svg:y="4.1cm">
          <draw:image xlink:href="Pictures/10000000000001F4000000D0F1CA19B10C701D28.png" xlink:type="simple" xlink:show="embed" xlink:actuate="onLoad" draw:mime-type="image/png">
            <text:p/>
          </draw:image>
        </draw:frame>
        <draw:frame draw:style-name="gr33" draw:text-style-name="P18" draw:layer="layout" svg:width="3.413cm" svg:height="1.368cm" svg:x="7.05cm" svg:y="2.132cm">
          <draw:image xlink:href="Pictures/10000000000004B0000001E1DB585AF3FFB9A044.png" xlink:type="simple" xlink:show="embed" xlink:actuate="onLoad" draw:mime-type="image/png">
            <text:p/>
          </draw:image>
        </draw:frame>
        <draw:frame draw:style-name="gr33" draw:text-style-name="P18" draw:layer="layout" svg:width="3.55cm" svg:height="1.363cm" svg:x="10.7cm" svg:y="2.137cm">
          <draw:image xlink:href="Pictures/1000000000000201000000C5F3B13BBF00D7D5A5.png" xlink:type="simple" xlink:show="embed" xlink:actuate="onLoad" draw:mime-type="image/png">
            <text:p/>
          </draw:image>
        </draw:frame>
        <draw:frame draw:style-name="gr33" draw:text-style-name="P18" draw:layer="layout" svg:width="2.429cm" svg:height="1.36cm" svg:x="14.6cm" svg:y="2.14cm">
          <draw:image xlink:href="Pictures/100000000000012C000000A83208B47100B885AE.png" xlink:type="simple" xlink:show="embed" xlink:actuate="onLoad" draw:mime-type="image/png">
            <text:p/>
          </draw:image>
        </draw:frame>
        <draw:frame draw:style-name="gr33" draw:text-style-name="P18" draw:layer="layout" svg:width="2.376cm" svg:height="1.5cm" svg:x="17.574cm" svg:y="2.05cm">
          <draw:image xlink:href="Pictures/100000000000018C000000FADE4FF9C29DAE02AE.png" xlink:type="simple" xlink:show="embed" xlink:actuate="onLoad" draw:mime-type="image/png">
            <text:p/>
          </draw:image>
        </draw:frame>
        <draw:custom-shape draw:style-name="gr34" draw:text-style-name="P19" draw:layer="layout" svg:width="3cm" svg:height="1.25cm" svg:x="3.2cm" svg:y="30.1cm">
          <text:p text:style-name="P7">do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3cm" svg:height="1.25cm" svg:x="3.2cm" svg:y="31.75cm">
          <text:p text:style-name="P7">road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2" draw:layer="layout" svg:width="6.5cm" svg:height="1.673cm" svg:x="2.3cm" svg:y="19.877cm">
          <draw:text-box>
            <text:p>Performance First</text:p>
          </draw:text-box>
        </draw:frame>
        <draw:custom-shape draw:style-name="gr30" draw:text-style-name="P10" draw:layer="layout" svg:width="1.553cm" svg:height="0.75cm" svg:x="20.447cm" svg:y="10.5cm">
          <text:p text:style-name="P7"><text:span text:style-name="T4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1.553cm" svg:height="0.75cm" svg:x="22.247cm" svg:y="10.5cm">
          <text:p text:style-name="P7"><text:span text:style-name="T4">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draw:layer="layout" svg:width="6.5cm" svg:height="3.1cm" svg:x="14cm" svg:y="31.5cm">
          <text:p text:style-name="P21">OSS/S3/RGW</text:p>
          <text:p text:style-name="P21"><text:s/><text:span text:style-name="T8">on-premises or public cloud</text:span></text:p>
          <text:p text:style-name="P21"><text:span text:style-name="T8"/></text:p>
          <text:p text:style-name="P21"><text:span text:style-name="T8"/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95cm" svg:height="1cm" svg:x="14.15cm" svg:y="33.4cm">
          <text:p text:style-name="P7"><text:span text:style-name="T3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3" draw:layer="layout" svg:width="1.5cm" svg:height="1cm" svg:x="16.6cm" svg:y="33.4cm">
          <text:p text:style-name="P7"><text:span text:style-name="T3">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3" draw:layer="layout" svg:width="1.7cm" svg:height="1cm" svg:x="18.6cm" svg:y="33.4cm">
          <text:p text:style-name="P7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5.25cm" svg:height="3.15cm" svg:x="21.2cm" svg:y="31.5cm">
          <text:p text:style-name="P7">Ceph RADO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2cm" svg:height="1cm" svg:x="24.2cm" svg:y="33.4cm">
          <text:p text:style-name="P7"><text:span text:style-name="T9">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3" draw:layer="layout" svg:width="2.35cm" svg:height="1cm" svg:x="21.5cm" svg:y="33.4cm">
          <text:p text:style-name="P7"><text:span text:style-name="T9">replica</text:span><text:span text:style-name="T9">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5.75cm" svg:height="2.5cm" svg:x="11.1cm" svg:y="25.2cm">
          <text:p text:style-name="P7">EBS</text:p>
          <text:p text:style-name="P7"><text:span text:style-name="T9">public cloud</text:span></text:p>
          <text:p text:style-name="P7"><text:span text:style-name="T9"/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2cm" svg:height="1cm" svg:x="14.5cm" svg:y="26.55cm">
          <text:p text:style-name="P7"><text:span text:style-name="T9">Capacit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draw:layer="layout" svg:width="2.8cm" svg:height="1cm" svg:x="11.45cm" svg:y="26.55cm">
          <text:p text:style-name="P7"><text:span text:style-name="T9">Perform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5.5cm" svg:height="1.25cm" svg:x="2.05cm" svg:y="33.4cm">
          <text:p text:style-name="P21">Third-party service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5.5cm" svg:height="2.25cm" svg:x="17.75cm" svg:y="25.25cm">
          <text:p text:style-name="P25"><text:span text:style-name="T6">Distributed Cache</text:span></text:p>
          <text:p text:style-name="P25"><text:span text:style-name="T6"/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25cm" svg:height="0.85cm" svg:x="18.05cm" svg:y="26.55cm">
          <text:p text:style-name="P7"><text:span text:style-name="T9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2.25cm" svg:height="0.85cm" svg:x="20.75cm" svg:y="26.55cm">
          <text:p text:style-name="P7"><text:span text:style-name="T9">D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0.5cm" svg:height="3.25cm" svg:x="20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5.25cm" svg:height="1.75cm" svg:x="16cm" svg:y="22.25cm">
          <draw:text-box>
            <text:p>Performance Turbo</text:p>
          </draw:text-box>
        </draw:frame>
        <draw:custom-shape draw:style-name="gr49" draw:text-style-name="P28" draw:layer="layout" svg:width="4.898cm" svg:height="0.75cm" svg:x="14.452cm" svg:y="16.8cm">
          <text:p text:style-name="P27"><text:span text:style-name="T9">Local Cache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2.25cm" svg:height="0.75cm" svg:x="5.5cm" svg:y="16.25cm">
          <text:p text:style-name="P5"><text:span text:style-name="T6">RB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0" draw:layer="layout" svg:width="3.75cm" svg:height="0.75cm" svg:x="8.55cm" svg:y="16.25cm">
          <text:p text:style-name="P25"><text:span text:style-name="T6">NVMe-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1" draw:layer="layout" svg:width="3.75cm" svg:height="0.75cm" svg:x="22.75cm" svg:y="16.75cm">
          <text:p text:style-name="P27"><text:span text:style-name="T9">Minio S3 Gateway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2.25cm" svg:height="0.75cm" svg:x="17cm" svg:y="15.75cm">
          <text:p text:style-name="P5"><text:span text:style-name="T6">N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9cm" fo:page-height="3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8T16:46:50.786000000</meta:creation-date>
    <dc:date>2023-11-22T15:30:33.006978964</dc:date>
    <meta:editing-duration>PT3H20M16S</meta:editing-duration>
    <meta:editing-cycles>92</meta:editing-cycles>
    <meta:generator>LibreOffice/7.3.7.2$Linux_X86_64 LibreOffice_project/30$Build-2</meta:generator>
    <meta:document-statistic meta:object-count="80"/>
  </office:meta>
</office:document-meta>
</file>